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size="10pt" officeooo:rsid="002513de" officeooo:paragraph-rsid="0098e487" style:font-size-asian="10pt" style:font-size-complex="10pt"/>
    </style:style>
    <style:style style:name="P3" style:family="paragraph" style:parent-style-name="Standard">
      <style:text-properties fo:font-size="10pt" fo:font-style="italic" officeooo:rsid="0098e487" officeooo:paragraph-rsid="0098e487" style:font-size-asian="10pt" style:font-style-asian="italic" style:font-size-complex="10pt" style:font-style-complex="italic"/>
    </style:style>
    <style:style style:name="P4" style:family="paragraph" style:parent-style-name="Standard">
      <style:paragraph-properties fo:text-align="justify" style:justify-single-word="false"/>
      <style:text-properties officeooo:rsid="002513de"/>
    </style:style>
    <style:style style:name="P5" style:family="paragraph" style:parent-style-name="Standard">
      <style:text-properties officeooo:rsid="002513de" officeooo:paragraph-rsid="0098e487"/>
    </style:style>
    <style:style style:name="P6" style:family="paragraph" style:parent-style-name="Heading_20_3">
      <style:text-properties officeooo:rsid="007138d5"/>
    </style:style>
    <style:style style:name="P7" style:family="paragraph" style:parent-style-name="Heading_20_3">
      <style:text-properties officeooo:rsid="0067048e" officeooo:paragraph-rsid="0067048e"/>
    </style:style>
    <style:style style:name="P8" style:family="paragraph" style:parent-style-name="Heading_20_3">
      <style:text-properties officeooo:rsid="00807e6b"/>
    </style:style>
    <style:style style:name="P9" style:family="paragraph" style:parent-style-name="Text_20_body">
      <style:text-properties officeooo:paragraph-rsid="0095d185"/>
    </style:style>
    <style:style style:name="P10" style:family="paragraph" style:parent-style-name="Text_20_body">
      <style:text-properties officeooo:paragraph-rsid="009df059"/>
    </style:style>
    <style:style style:name="P11" style:family="paragraph" style:parent-style-name="Heading_20_1">
      <style:text-properties officeooo:rsid="0098e487"/>
    </style:style>
    <style:style style:name="P12" style:family="paragraph" style:parent-style-name="Text_20_body" style:list-style-name="L1">
      <style:text-properties officeooo:paragraph-rsid="0098e487"/>
    </style:style>
    <style:style style:name="P13" style:family="paragraph" style:parent-style-name="Text_20_body" style:list-style-name="L2"/>
    <style:style style:name="P14" style:family="paragraph" style:parent-style-name="Text_20_body">
      <style:text-properties fo:font-size="10pt" officeooo:paragraph-rsid="0098e487" style:font-size-asian="10pt" style:font-size-complex="10pt"/>
    </style:style>
    <style:style style:name="P15" style:family="paragraph" style:parent-style-name="Text_20_body" style:list-style-name="L1">
      <style:text-properties fo:font-size="10pt" officeooo:paragraph-rsid="0098e487" style:font-size-asian="10pt" style:font-size-complex="10pt"/>
    </style:style>
    <style:style style:name="P16" style:family="paragraph" style:parent-style-name="Text_20_body">
      <style:text-properties fo:font-size="10pt" officeooo:paragraph-rsid="00a9a359" style:font-size-asian="10pt" style:font-size-complex="10pt"/>
    </style:style>
    <style:style style:name="P17" style:family="paragraph" style:parent-style-name="Text_20_body">
      <style:text-properties fo:font-size="10pt" fo:font-weight="bold" officeooo:paragraph-rsid="00a9a359" style:font-size-asian="10pt" style:font-weight-asian="bold" style:font-size-complex="10pt" style:font-weight-complex="bold"/>
    </style:style>
    <style:style style:name="T1" style:family="text">
      <style:text-properties officeooo:rsid="00a843ad"/>
    </style:style>
    <style:style style:name="T2" style:family="text">
      <style:text-properties fo:font-weight="bold" style:font-weight-asian="bold" style:font-weight-complex="bold"/>
    </style:style>
    <style:style style:name="T3" style:family="text">
      <style:text-properties fo:font-weight="bold" officeooo:rsid="00240840" style:font-weight-asian="bold" style:font-weight-complex="bold"/>
    </style:style>
    <style:style style:name="T4" style:family="text">
      <style:text-properties fo:font-weight="bold" officeooo:rsid="0026cbd2" style:font-weight-asian="bold" style:font-weight-complex="bold"/>
    </style:style>
    <style:style style:name="T5" style:family="text">
      <style:text-properties fo:font-weight="bold" officeooo:rsid="002d3482" style:font-weight-asian="bold" style:font-weight-complex="bold"/>
    </style:style>
    <style:style style:name="T6" style:family="text">
      <style:text-properties fo:font-weight="bold" officeooo:rsid="002dfdcc" style:font-weight-asian="bold" style:font-weight-complex="bold"/>
    </style:style>
    <style:style style:name="T7" style:family="text">
      <style:text-properties fo:font-weight="bold" officeooo:rsid="00316401" style:font-weight-asian="bold" style:font-weight-complex="bold"/>
    </style:style>
    <style:style style:name="T8" style:family="text">
      <style:text-properties fo:font-weight="bold" officeooo:rsid="0035a4ad" style:font-weight-asian="bold" style:font-weight-complex="bold"/>
    </style:style>
    <style:style style:name="T9" style:family="text">
      <style:text-properties fo:font-weight="bold" officeooo:rsid="003a5956" style:font-weight-asian="bold" style:font-weight-complex="bold"/>
    </style:style>
    <style:style style:name="T10" style:family="text">
      <style:text-properties fo:font-weight="bold" officeooo:rsid="003b721a" style:font-weight-asian="bold" style:font-weight-complex="bold"/>
    </style:style>
    <style:style style:name="T11" style:family="text">
      <style:text-properties fo:font-weight="bold" officeooo:rsid="003a6fb5" style:font-weight-asian="bold" style:font-weight-complex="bold"/>
    </style:style>
    <style:style style:name="T12" style:family="text">
      <style:text-properties fo:font-weight="bold" officeooo:rsid="0043681a" style:font-weight-asian="bold" style:font-weight-complex="bold"/>
    </style:style>
    <style:style style:name="T13" style:family="text">
      <style:text-properties fo:font-weight="bold" officeooo:rsid="0048ea54" style:font-weight-asian="bold" style:font-weight-complex="bold"/>
    </style:style>
    <style:style style:name="T14" style:family="text">
      <style:text-properties fo:font-weight="bold" officeooo:rsid="004a1f74" style:font-weight-asian="bold" style:font-weight-complex="bold"/>
    </style:style>
    <style:style style:name="T15" style:family="text">
      <style:text-properties fo:font-weight="bold" officeooo:rsid="004c8def" style:font-weight-asian="bold" style:font-weight-complex="bold"/>
    </style:style>
    <style:style style:name="T16" style:family="text">
      <style:text-properties fo:font-weight="bold" officeooo:rsid="004fd47f" style:font-weight-asian="bold" style:font-weight-complex="bold"/>
    </style:style>
    <style:style style:name="T17" style:family="text">
      <style:text-properties fo:font-weight="bold" officeooo:rsid="003ae519" style:font-weight-asian="bold" style:font-weight-complex="bold"/>
    </style:style>
    <style:style style:name="T18" style:family="text">
      <style:text-properties fo:font-weight="bold" officeooo:rsid="0051a649" style:font-weight-asian="bold" style:font-weight-complex="bold"/>
    </style:style>
    <style:style style:name="T19" style:family="text">
      <style:text-properties fo:font-weight="bold" officeooo:rsid="005d870f" style:font-weight-asian="bold" style:font-weight-complex="bold"/>
    </style:style>
    <style:style style:name="T20" style:family="text">
      <style:text-properties fo:font-weight="bold" officeooo:rsid="0063c7a3" style:font-weight-asian="bold" style:font-weight-complex="bold"/>
    </style:style>
    <style:style style:name="T21" style:family="text">
      <style:text-properties fo:font-weight="bold" officeooo:rsid="006281a8" style:font-weight-asian="bold" style:font-weight-complex="bold"/>
    </style:style>
    <style:style style:name="T22" style:family="text">
      <style:text-properties fo:font-weight="bold" officeooo:rsid="00643c11" style:font-weight-asian="bold" style:font-weight-complex="bold"/>
    </style:style>
    <style:style style:name="T23" style:family="text">
      <style:text-properties fo:font-weight="bold" officeooo:rsid="007138d5" style:font-weight-asian="bold" style:font-weight-complex="bold"/>
    </style:style>
    <style:style style:name="T24" style:family="text">
      <style:text-properties fo:font-weight="bold" officeooo:rsid="0071ad57" style:font-weight-asian="bold" style:font-weight-complex="bold"/>
    </style:style>
    <style:style style:name="T25" style:family="text">
      <style:text-properties fo:font-weight="bold" officeooo:rsid="0073bdc6" style:font-weight-asian="bold" style:font-weight-complex="bold"/>
    </style:style>
    <style:style style:name="T26" style:family="text">
      <style:text-properties fo:font-weight="bold" officeooo:rsid="00749957" style:font-weight-asian="bold" style:font-weight-complex="bold"/>
    </style:style>
    <style:style style:name="T27" style:family="text">
      <style:text-properties fo:font-weight="bold" officeooo:rsid="00773441" style:font-weight-asian="bold" style:font-weight-complex="bold"/>
    </style:style>
    <style:style style:name="T28" style:family="text">
      <style:text-properties fo:font-weight="bold" officeooo:rsid="007c7d2d" style:font-weight-asian="bold" style:font-weight-complex="bold"/>
    </style:style>
    <style:style style:name="T29" style:family="text">
      <style:text-properties fo:font-weight="bold" officeooo:rsid="007e6fe2" style:font-weight-asian="bold" style:font-weight-complex="bold"/>
    </style:style>
    <style:style style:name="T30" style:family="text">
      <style:text-properties fo:font-weight="bold" officeooo:rsid="007efa6a" style:font-weight-asian="bold" style:font-weight-complex="bold"/>
    </style:style>
    <style:style style:name="T31" style:family="text">
      <style:text-properties fo:font-weight="bold" officeooo:rsid="00807e6b" style:font-weight-asian="bold" style:font-weight-complex="bold"/>
    </style:style>
    <style:style style:name="T32" style:family="text">
      <style:text-properties fo:font-weight="bold" officeooo:rsid="0080c159" style:font-weight-asian="bold" style:font-weight-complex="bold"/>
    </style:style>
    <style:style style:name="T33" style:family="text">
      <style:text-properties fo:font-weight="bold" officeooo:rsid="00826e9a" style:font-weight-asian="bold" style:font-weight-complex="bold"/>
    </style:style>
    <style:style style:name="T34" style:family="text">
      <style:text-properties fo:font-weight="bold" officeooo:rsid="0083af40" style:font-weight-asian="bold" style:font-weight-complex="bold"/>
    </style:style>
    <style:style style:name="T35" style:family="text">
      <style:text-properties fo:font-weight="bold" officeooo:rsid="0084147a" style:font-weight-asian="bold" style:font-weight-complex="bold"/>
    </style:style>
    <style:style style:name="T36" style:family="text">
      <style:text-properties fo:font-weight="bold" officeooo:rsid="0084f416" style:font-weight-asian="bold" style:font-weight-complex="bold"/>
    </style:style>
    <style:style style:name="T37" style:family="text">
      <style:text-properties fo:font-weight="bold" officeooo:rsid="00869050" style:font-weight-asian="bold" style:font-weight-complex="bold"/>
    </style:style>
    <style:style style:name="T38" style:family="text">
      <style:text-properties fo:font-weight="bold" officeooo:rsid="00783991" style:font-weight-asian="bold" style:font-weight-complex="bold"/>
    </style:style>
    <style:style style:name="T39" style:family="text">
      <style:text-properties fo:font-weight="bold" officeooo:rsid="0087f753" style:font-weight-asian="bold" style:font-weight-complex="bold"/>
    </style:style>
    <style:style style:name="T40" style:family="text">
      <style:text-properties fo:font-weight="bold" officeooo:rsid="008c3636" style:font-weight-asian="bold" style:font-weight-complex="bold"/>
    </style:style>
    <style:style style:name="T41" style:family="text">
      <style:text-properties fo:font-weight="bold" officeooo:rsid="008da036" style:font-weight-asian="bold" style:font-weight-complex="bold"/>
    </style:style>
    <style:style style:name="T42" style:family="text">
      <style:text-properties fo:font-weight="bold" officeooo:rsid="0095d185" style:font-weight-asian="bold" style:font-weight-complex="bold"/>
    </style:style>
    <style:style style:name="T43" style:family="text">
      <style:text-properties fo:font-weight="bold" officeooo:rsid="002513de" style:font-weight-asian="bold" style:font-weight-complex="bold"/>
    </style:style>
    <style:style style:name="T44" style:family="text">
      <style:text-properties fo:font-weight="bold" officeooo:rsid="009aab15" style:font-weight-asian="bold" style:font-weight-complex="bold"/>
    </style:style>
    <style:style style:name="T45" style:family="text">
      <style:text-properties fo:font-weight="bold" officeooo:rsid="0055447a" style:font-weight-asian="bold" style:font-weight-complex="bold"/>
    </style:style>
    <style:style style:name="T46" style:family="text">
      <style:text-properties fo:font-weight="bold" officeooo:rsid="00a9a359"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officeooo:rsid="0043681a" style:font-style-asian="italic" style:font-style-complex="italic"/>
    </style:style>
    <style:style style:name="T49" style:family="text">
      <style:text-properties fo:font-style="italic" officeooo:rsid="004a1f74" style:font-style-asian="italic" style:font-style-complex="italic"/>
    </style:style>
    <style:style style:name="T50" style:family="text">
      <style:text-properties fo:font-style="italic" officeooo:rsid="0063c7a3"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2d3482" style:font-style-asian="italic" style:font-weight-asian="normal" style:font-style-complex="italic" style:font-weight-complex="normal"/>
    </style:style>
    <style:style style:name="T53" style:family="text">
      <style:text-properties fo:font-style="italic" fo:font-weight="normal" officeooo:rsid="00316401" style:font-style-asian="italic" style:font-weight-asian="normal" style:font-style-complex="italic" style:font-weight-complex="normal"/>
    </style:style>
    <style:style style:name="T54" style:family="text">
      <style:text-properties fo:font-style="italic" fo:font-weight="normal" officeooo:rsid="00773441" style:font-style-asian="italic" style:font-weight-asian="normal" style:font-style-complex="italic" style:font-weight-complex="normal"/>
    </style:style>
    <style:style style:name="T55" style:family="text">
      <style:text-properties fo:font-style="italic" fo:font-weight="bold" officeooo:rsid="0048ea54" style:font-style-asian="italic" style:font-weight-asian="bold" style:font-style-complex="italic" style:font-weight-complex="bold"/>
    </style:style>
    <style:style style:name="T56" style:family="text">
      <style:text-properties fo:font-style="italic" fo:font-weight="bold" officeooo:rsid="00773441" style:font-style-asian="italic" style:font-weight-asian="bold" style:font-style-complex="italic" style:font-weight-complex="bold"/>
    </style:style>
    <style:style style:name="T57" style:family="text">
      <style:text-properties fo:font-weight="normal" officeooo:rsid="0032c7ca" style:font-weight-asian="normal" style:font-weight-complex="normal"/>
    </style:style>
    <style:style style:name="T58" style:family="text">
      <style:text-properties fo:font-weight="normal" officeooo:rsid="003a5956" style:font-weight-asian="normal" style:font-weight-complex="normal"/>
    </style:style>
    <style:style style:name="T59" style:family="text">
      <style:text-properties fo:font-weight="normal" officeooo:rsid="003a6fb5" style:font-weight-asian="normal" style:font-weight-complex="normal"/>
    </style:style>
    <style:style style:name="T60" style:family="text">
      <style:text-properties fo:font-weight="normal" officeooo:rsid="004c8def" style:font-weight-asian="normal" style:font-weight-complex="normal"/>
    </style:style>
    <style:style style:name="T61" style:family="text">
      <style:text-properties fo:font-weight="normal" officeooo:rsid="0055447a" style:font-weight-asian="normal" style:font-weight-complex="normal"/>
    </style:style>
    <style:style style:name="T62" style:family="text">
      <style:text-properties fo:font-weight="normal" officeooo:rsid="0051a649" style:font-weight-asian="normal" style:font-weight-complex="normal"/>
    </style:style>
    <style:style style:name="T63" style:family="text">
      <style:text-properties fo:font-weight="normal" officeooo:rsid="005bd063" style:font-weight-asian="normal" style:font-weight-complex="normal"/>
    </style:style>
    <style:style style:name="T64" style:family="text">
      <style:text-properties fo:font-weight="normal" officeooo:rsid="0048ea54" style:font-weight-asian="normal" style:font-weight-complex="normal"/>
    </style:style>
    <style:style style:name="T65" style:family="text">
      <style:text-properties fo:font-weight="normal" officeooo:rsid="0071ad57" style:font-weight-asian="normal" style:font-weight-complex="normal"/>
    </style:style>
    <style:style style:name="T66" style:family="text">
      <style:text-properties fo:font-weight="normal" officeooo:rsid="007138d5" style:font-weight-asian="normal" style:font-weight-complex="normal"/>
    </style:style>
    <style:style style:name="T67" style:family="text">
      <style:text-properties fo:font-weight="normal" officeooo:rsid="00749957" style:font-weight-asian="normal" style:font-weight-complex="normal"/>
    </style:style>
    <style:style style:name="T68" style:family="text">
      <style:text-properties fo:font-weight="normal" officeooo:rsid="00826e9a" style:font-weight-asian="normal" style:font-weight-complex="normal"/>
    </style:style>
    <style:style style:name="T69" style:family="text">
      <style:text-properties fo:font-weight="normal" officeooo:rsid="0080c159" style:font-weight-asian="normal" style:font-weight-complex="normal"/>
    </style:style>
    <style:style style:name="T70" style:family="text">
      <style:text-properties fo:font-weight="normal" officeooo:rsid="0084147a" style:font-weight-asian="normal" style:font-weight-complex="normal"/>
    </style:style>
    <style:style style:name="T71" style:family="text">
      <style:text-properties fo:font-weight="normal" officeooo:rsid="0084f416" style:font-weight-asian="normal" style:font-weight-complex="normal"/>
    </style:style>
    <style:style style:name="T72" style:family="text">
      <style:text-properties fo:font-weight="normal" officeooo:rsid="00869050" style:font-weight-asian="normal" style:font-weight-complex="normal"/>
    </style:style>
    <style:style style:name="T73" style:family="text">
      <style:text-properties fo:font-weight="normal" officeooo:rsid="0087f753" style:font-weight-asian="normal" style:font-weight-complex="normal"/>
    </style:style>
    <style:style style:name="T74" style:family="text">
      <style:text-properties fo:font-weight="normal" officeooo:rsid="00886779" style:font-weight-asian="normal" style:font-weight-complex="normal"/>
    </style:style>
    <style:style style:name="T75" style:family="text">
      <style:text-properties fo:font-weight="normal" officeooo:rsid="0088776b" style:font-weight-asian="normal" style:font-weight-complex="normal"/>
    </style:style>
    <style:style style:name="T76" style:family="text">
      <style:text-properties fo:font-weight="normal" officeooo:rsid="0088fdfc" style:font-weight-asian="normal" style:font-weight-complex="normal"/>
    </style:style>
    <style:style style:name="T77" style:family="text">
      <style:text-properties fo:font-weight="normal" officeooo:rsid="0089495c" style:font-weight-asian="normal" style:font-weight-complex="normal"/>
    </style:style>
    <style:style style:name="T78" style:family="text">
      <style:text-properties fo:font-weight="normal" officeooo:rsid="008c4914" style:font-weight-asian="normal" style:font-weight-complex="normal"/>
    </style:style>
    <style:style style:name="T79" style:family="text">
      <style:text-properties fo:font-weight="normal" officeooo:rsid="008d3c61" style:font-weight-asian="normal" style:font-weight-complex="normal"/>
    </style:style>
    <style:style style:name="T80" style:family="text">
      <style:text-properties fo:font-weight="normal" officeooo:rsid="008da036" style:font-weight-asian="normal" style:font-weight-complex="normal"/>
    </style:style>
    <style:style style:name="T81" style:family="text">
      <style:text-properties fo:font-weight="normal" officeooo:rsid="008f16e4" style:font-weight-asian="normal" style:font-weight-complex="normal"/>
    </style:style>
    <style:style style:name="T82" style:family="text">
      <style:text-properties fo:font-weight="normal" officeooo:rsid="00904f3e" style:font-weight-asian="normal" style:font-weight-complex="normal"/>
    </style:style>
    <style:style style:name="T83" style:family="text">
      <style:text-properties fo:font-weight="normal" officeooo:rsid="00921273" style:font-weight-asian="normal" style:font-weight-complex="normal"/>
    </style:style>
    <style:style style:name="T84" style:family="text">
      <style:text-properties fo:font-weight="normal" officeooo:rsid="00940609" style:font-weight-asian="normal" style:font-weight-complex="normal"/>
    </style:style>
    <style:style style:name="T85" style:family="text">
      <style:text-properties fo:font-weight="normal" officeooo:rsid="0095289b" style:font-weight-asian="normal" style:font-weight-complex="normal"/>
    </style:style>
    <style:style style:name="T86" style:family="text">
      <style:text-properties fo:font-weight="normal" officeooo:rsid="0095d185" style:font-weight-asian="normal" style:font-weight-complex="normal"/>
    </style:style>
    <style:style style:name="T87" style:family="text">
      <style:text-properties fo:font-weight="normal" officeooo:rsid="00a16f5b" style:font-weight-asian="normal" style:font-weight-complex="normal"/>
    </style:style>
    <style:style style:name="T88" style:family="text">
      <style:text-properties officeooo:rsid="00240840"/>
    </style:style>
    <style:style style:name="T89" style:family="text">
      <style:text-properties officeooo:rsid="002513de"/>
    </style:style>
    <style:style style:name="T90" style:family="text">
      <style:text-properties officeooo:rsid="0026cbd2"/>
    </style:style>
    <style:style style:name="T91" style:family="text">
      <style:text-properties officeooo:rsid="0027ac06"/>
    </style:style>
    <style:style style:name="T92" style:family="text">
      <style:text-properties officeooo:rsid="00290577"/>
    </style:style>
    <style:style style:name="T93" style:family="text">
      <style:text-properties officeooo:rsid="002a3f8e"/>
    </style:style>
    <style:style style:name="T94" style:family="text">
      <style:text-properties officeooo:rsid="002b5673"/>
    </style:style>
    <style:style style:name="T95" style:family="text">
      <style:text-properties officeooo:rsid="002d3482"/>
    </style:style>
    <style:style style:name="T96" style:family="text">
      <style:text-properties officeooo:rsid="002dfdcc"/>
    </style:style>
    <style:style style:name="T97" style:family="text">
      <style:text-properties officeooo:rsid="002fb4da"/>
    </style:style>
    <style:style style:name="T98" style:family="text">
      <style:text-properties officeooo:rsid="00316401"/>
    </style:style>
    <style:style style:name="T99" style:family="text">
      <style:text-properties officeooo:rsid="0032c7ca"/>
    </style:style>
    <style:style style:name="T100" style:family="text">
      <style:text-properties fo:font-style="normal" fo:font-weight="normal" officeooo:rsid="0032c7ca" style:font-style-asian="normal" style:font-weight-asian="normal" style:font-style-complex="normal" style:font-weight-complex="normal"/>
    </style:style>
    <style:style style:name="T101" style:family="text">
      <style:text-properties fo:font-style="normal" fo:font-weight="normal" officeooo:rsid="00773441" style:font-style-asian="normal" style:font-weight-asian="normal" style:font-style-complex="normal" style:font-weight-complex="normal"/>
    </style:style>
    <style:style style:name="T102" style:family="text">
      <style:text-properties fo:font-style="normal" fo:font-weight="normal" officeooo:rsid="0079d132" style:font-style-asian="normal" style:font-weight-asian="normal" style:font-style-complex="normal" style:font-weight-complex="normal"/>
    </style:style>
    <style:style style:name="T103" style:family="text">
      <style:text-properties fo:font-style="normal" fo:font-weight="normal" officeooo:rsid="007e6fe2" style:font-style-asian="normal" style:font-weight-asian="normal" style:font-style-complex="normal" style:font-weight-complex="normal"/>
    </style:style>
    <style:style style:name="T104" style:family="text">
      <style:text-properties fo:font-style="normal" officeooo:rsid="00773441" style:font-style-asian="normal" style:font-style-complex="normal"/>
    </style:style>
    <style:style style:name="T105" style:family="text">
      <style:text-properties officeooo:rsid="00344161"/>
    </style:style>
    <style:style style:name="T106" style:family="text">
      <style:text-properties officeooo:rsid="0035a4ad"/>
    </style:style>
    <style:style style:name="T107" style:family="text">
      <style:text-properties officeooo:rsid="0037f5b4"/>
    </style:style>
    <style:style style:name="T108" style:family="text">
      <style:text-properties officeooo:rsid="00394f0b"/>
    </style:style>
    <style:style style:name="T109" style:family="text">
      <style:text-properties officeooo:rsid="003a5956"/>
    </style:style>
    <style:style style:name="T110" style:family="text">
      <style:text-properties officeooo:rsid="003a6fb5"/>
    </style:style>
    <style:style style:name="T111" style:family="text">
      <style:text-properties officeooo:rsid="003ae519"/>
    </style:style>
    <style:style style:name="T112" style:family="text">
      <style:text-properties officeooo:rsid="003b721a"/>
    </style:style>
    <style:style style:name="T113" style:family="text">
      <style:text-properties officeooo:rsid="003cc8ae"/>
    </style:style>
    <style:style style:name="T114" style:family="text">
      <style:text-properties officeooo:rsid="003eadc7"/>
    </style:style>
    <style:style style:name="T115" style:family="text">
      <style:text-properties officeooo:rsid="003fe198"/>
    </style:style>
    <style:style style:name="T116" style:family="text">
      <style:text-properties officeooo:rsid="0041b2f2"/>
    </style:style>
    <style:style style:name="T117" style:family="text">
      <style:text-properties officeooo:rsid="0043681a"/>
    </style:style>
    <style:style style:name="T118" style:family="text">
      <style:text-properties officeooo:rsid="0044b305"/>
    </style:style>
    <style:style style:name="T119" style:family="text">
      <style:text-properties officeooo:rsid="00467566"/>
    </style:style>
    <style:style style:name="T120" style:family="text">
      <style:text-properties officeooo:rsid="0046c591"/>
    </style:style>
    <style:style style:name="T121" style:family="text">
      <style:text-properties officeooo:rsid="0047d21d"/>
    </style:style>
    <style:style style:name="T122" style:family="text">
      <style:text-properties officeooo:rsid="0048ea54"/>
    </style:style>
    <style:style style:name="T123" style:family="text">
      <style:text-properties officeooo:rsid="004a1f74"/>
    </style:style>
    <style:style style:name="T124" style:family="text">
      <style:text-properties officeooo:rsid="004ac8f5"/>
    </style:style>
    <style:style style:name="T125" style:family="text">
      <style:text-properties officeooo:rsid="004c8def"/>
    </style:style>
    <style:style style:name="T126" style:family="text">
      <style:text-properties officeooo:rsid="004dd20d"/>
    </style:style>
    <style:style style:name="T127" style:family="text">
      <style:text-properties officeooo:rsid="004ec9cf"/>
    </style:style>
    <style:style style:name="T128" style:family="text">
      <style:text-properties officeooo:rsid="004fd47f"/>
    </style:style>
    <style:style style:name="T129" style:family="text">
      <style:text-properties officeooo:rsid="0051a649"/>
    </style:style>
    <style:style style:name="T130" style:family="text">
      <style:text-properties officeooo:rsid="00536dc6"/>
    </style:style>
    <style:style style:name="T131" style:family="text">
      <style:text-properties officeooo:rsid="00545d7e"/>
    </style:style>
    <style:style style:name="T132" style:family="text">
      <style:text-properties officeooo:rsid="0055447a"/>
    </style:style>
    <style:style style:name="T133" style:family="text">
      <style:text-properties officeooo:rsid="0056dfde"/>
    </style:style>
    <style:style style:name="T134" style:family="text">
      <style:text-properties officeooo:rsid="005835c6"/>
    </style:style>
    <style:style style:name="T135" style:family="text">
      <style:text-properties officeooo:rsid="0058b663"/>
    </style:style>
    <style:style style:name="T136" style:family="text">
      <style:text-properties officeooo:rsid="0059e599"/>
    </style:style>
    <style:style style:name="T137" style:family="text">
      <style:text-properties officeooo:rsid="005bd063"/>
    </style:style>
    <style:style style:name="T138" style:family="text">
      <style:text-properties officeooo:rsid="005d870f"/>
    </style:style>
    <style:style style:name="T139" style:family="text">
      <style:text-properties officeooo:rsid="00608599"/>
    </style:style>
    <style:style style:name="T140" style:family="text">
      <style:text-properties officeooo:rsid="0061f4d9"/>
    </style:style>
    <style:style style:name="T141" style:family="text">
      <style:text-properties officeooo:rsid="006281a8"/>
    </style:style>
    <style:style style:name="T142" style:family="text">
      <style:text-properties officeooo:rsid="0063c7a3"/>
    </style:style>
    <style:style style:name="T143" style:family="text">
      <style:text-properties officeooo:rsid="00643c11"/>
    </style:style>
    <style:style style:name="T144" style:family="text">
      <style:text-properties officeooo:rsid="006583fe"/>
    </style:style>
    <style:style style:name="T145" style:family="text">
      <style:text-properties officeooo:rsid="00660906"/>
    </style:style>
    <style:style style:name="T146" style:family="text">
      <style:text-properties officeooo:rsid="0067048e"/>
    </style:style>
    <style:style style:name="T147" style:family="text">
      <style:text-properties officeooo:rsid="006f58fa"/>
    </style:style>
    <style:style style:name="T148" style:family="text">
      <style:text-properties officeooo:rsid="006fd162"/>
    </style:style>
    <style:style style:name="T149" style:family="text">
      <style:text-properties officeooo:rsid="007138d5"/>
    </style:style>
    <style:style style:name="T150" style:family="text">
      <style:text-properties officeooo:rsid="0071ad57"/>
    </style:style>
    <style:style style:name="T151" style:family="text">
      <style:text-properties officeooo:rsid="0071c8c7"/>
    </style:style>
    <style:style style:name="T152" style:family="text">
      <style:text-properties officeooo:rsid="0073bdc6"/>
    </style:style>
    <style:style style:name="T153" style:family="text">
      <style:text-properties officeooo:rsid="00749957"/>
    </style:style>
    <style:style style:name="T154" style:family="text">
      <style:text-properties officeooo:rsid="0075854d"/>
    </style:style>
    <style:style style:name="T155" style:family="text">
      <style:text-properties officeooo:rsid="00773441"/>
    </style:style>
    <style:style style:name="T156" style:family="text">
      <style:text-properties officeooo:rsid="00783991"/>
    </style:style>
    <style:style style:name="T157" style:family="text">
      <style:text-properties officeooo:rsid="0079951a"/>
    </style:style>
    <style:style style:name="T158" style:family="text">
      <style:text-properties officeooo:rsid="007aaba4"/>
    </style:style>
    <style:style style:name="T159" style:family="text">
      <style:text-properties officeooo:rsid="007c7d2d"/>
    </style:style>
    <style:style style:name="T160" style:family="text">
      <style:text-properties officeooo:rsid="007e6fe2"/>
    </style:style>
    <style:style style:name="T161" style:family="text">
      <style:text-properties officeooo:rsid="007efa6a"/>
    </style:style>
    <style:style style:name="T162" style:family="text">
      <style:text-properties officeooo:rsid="00807e6b"/>
    </style:style>
    <style:style style:name="T163" style:family="text">
      <style:text-properties officeooo:rsid="0080c159"/>
    </style:style>
    <style:style style:name="T164" style:family="text">
      <style:text-properties officeooo:rsid="0081a7a9"/>
    </style:style>
    <style:style style:name="T165" style:family="text">
      <style:text-properties officeooo:rsid="00826e9a"/>
    </style:style>
    <style:style style:name="T166" style:family="text">
      <style:text-properties officeooo:rsid="0083af40"/>
    </style:style>
    <style:style style:name="T167" style:family="text">
      <style:text-properties officeooo:rsid="0084147a"/>
    </style:style>
    <style:style style:name="T168" style:family="text">
      <style:text-properties officeooo:rsid="0084f416"/>
    </style:style>
    <style:style style:name="T169" style:family="text">
      <style:text-properties officeooo:rsid="00869050"/>
    </style:style>
    <style:style style:name="T170" style:family="text">
      <style:text-properties officeooo:rsid="0087f753"/>
    </style:style>
    <style:style style:name="T171" style:family="text">
      <style:text-properties officeooo:rsid="0089495c"/>
    </style:style>
    <style:style style:name="T172" style:family="text">
      <style:text-properties officeooo:rsid="008a7ce8"/>
    </style:style>
    <style:style style:name="T173" style:family="text">
      <style:text-properties officeooo:rsid="008c3636"/>
    </style:style>
    <style:style style:name="T174" style:family="text">
      <style:text-properties officeooo:rsid="008c4914"/>
    </style:style>
    <style:style style:name="T175" style:family="text">
      <style:text-properties officeooo:rsid="008da036"/>
    </style:style>
    <style:style style:name="T176" style:family="text">
      <style:text-properties officeooo:rsid="0095d185"/>
    </style:style>
    <style:style style:name="T177" style:family="text">
      <style:text-properties officeooo:rsid="009601f4"/>
    </style:style>
    <style:style style:name="T178" style:family="text">
      <style:text-properties officeooo:rsid="0098e487"/>
    </style:style>
    <style:style style:name="T179" style:family="text">
      <style:text-properties officeooo:rsid="009ba4c9"/>
    </style:style>
    <style:style style:name="T180" style:family="text">
      <style:text-properties officeooo:rsid="009cb464"/>
    </style:style>
    <style:style style:name="T181" style:family="text">
      <style:text-properties officeooo:rsid="00a16f5b"/>
    </style:style>
    <style:style style:name="T182" style:family="text">
      <style:text-properties officeooo:rsid="00a2c53a"/>
    </style:style>
    <style:style style:name="T183" style:family="text">
      <style:text-properties officeooo:rsid="00a72da3"/>
    </style:style>
    <style:style style:name="T184" style:family="text">
      <style:text-properties officeooo:rsid="00a82ea5"/>
    </style:style>
    <style:style style:name="T185" style:family="text">
      <style:text-properties officeooo:rsid="00a9a359"/>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istemas <text:span text:style-name="T1">O</text:span>perativos</text:h>
      <text:p text:style-name="Text_20_body"><text:span text:style-name="T179">Un</text:span><text:span text:style-name="T90">a computadora, sola, </text:span><text:span text:style-name="T179">s</text:span><text:span text:style-name="T90">in algún tipo de software, no sirve de mucho. El software es una parte indispensable del sistema, no solamente </text:span><text:span text:style-name="T180">si </text:span><text:span text:style-name="T92">habla</text:span><text:span text:style-name="T180">mos</text:span><text:span text:style-name="T92"> de </text:span><text:span text:style-name="T91">aplicaciones, sino </text:span><text:span text:style-name="T95">que además </text:span><text:span text:style-name="T93">se necesita </text:span><text:span text:style-name="T91">software </text:span><text:span text:style-name="T92">adicional </text:span><text:span text:style-name="T106">(a veces llamado </text:span><text:span text:style-name="T8">software de sistema</text:span><text:span text:style-name="T106"> o </text:span><text:span text:style-name="T8">software de base</text:span><text:span text:style-name="T8"><text:note text:id="ftn1" text:note-class="footnote"><text:note-citation>1</text:note-citation><text:note-body><text:p text:style-name="Footnote"><text:a xlink:type="simple" xlink:href="http://es.wikipedia.org/wiki/Software_de_sistema">http://es.wikipedia.org/wiki/Software_de_sistema</text:a></text:p></text:note-body></text:note></text:span><text:span text:style-name="T106">) </text:span><text:span text:style-name="T92">para poder hacer que el sistema ejecute esas aplicaciones. </text:span><text:span text:style-name="T180">Veamos por qué.</text:span></text:p>
      <text:h text:style-name="Heading_20_3" text:outline-level="3">Sistema<text:span text:style-name="T178">s</text:span><text:span text:style-name="T120"> </text:span><text:span text:style-name="T178">de computación </text:span></text:h>
      <text:p text:style-name="Text_20_body">Una vez que tenemos un compilador o intérprete, podemos crear <text:span text:style-name="T2">aplicaciones.</text:span> <text:s/>Estas aplicaciones pueden tener muchos propósitos diferentes (están las aplicaciones de cálculo científico, de cálculo financiero, los juegos, los programas utilitarios, educativos...), pero siempre están preparadas para ser ejecutadas por cierto <text:span text:style-name="T2">hardware</text:span> y son hechas para que los <text:span text:style-name="T2">usuarios</text:span> del sistema las utilicen. Estas tres entidades, <text:span text:style-name="T97">hardware, </text:span>aplicaciones y usuarios, son tres componentes esenciales de un <text:span text:style-name="T2">sistema de computación</text:span>. Sin embargo, a este escenario le falta un componente muy importante: <text:span text:style-name="T88">el </text:span><text:span text:style-name="T3">sistema operativo</text:span>. </text:p>
      <text:h text:style-name="P7" text:outline-level="3">Algo de historia</text:h>
      <text:p text:style-name="P10">Este componente surge de la necesidad de <text:span text:style-name="T178">posibilitar y </text:span>organizar el uso de los recursos del sistema de computación, <text:span text:style-name="T89">y es </text:span><text:span text:style-name="T43">un concepto </text:span><text:span text:style-name="T44">sumamente </text:span><text:span text:style-name="T43">complejo </text:span><text:span text:style-name="T89">que fue tomando forma a través del tiempo, en sucesivos pasos evolutivos. </text:span><text:span text:style-name="T110">Estos pasos evolutivos siempre se fueron orientando hacia la mayor comodidad para los usuarios y el mejor aprovechamiento de los recursos del sistema. </text:span><text:span text:style-name="T90">Conocer estos pasos evolutivos permite comprender mejor de qué hablamos al referirnos a los </text:span><text:span text:style-name="T4">sistemas operativos</text:span><text:span text:style-name="T90">.</text:span></text:p>
      <text:p text:style-name="P5">En los primeros tiempos <text:span text:style-name="T132">(antes de 1960)</text:span>, las computadoras se asemejaban mucho al MCBE que hemos descripto. <text:span text:style-name="T115">L</text:span>a <text:span text:style-name="T96">selección y </text:span>carga de las aplicaciones era manual, y no se podía ejecutar más de un programa por vez. <text:span text:style-name="T95">El operador del equipo debía cargar primero el traductor, traducir el programa fuente </text:span><text:span text:style-name="T105">X</text:span><text:span text:style-name="T95">, </text:span><text:span text:style-name="T107">descargar el traductor, </text:span><text:span text:style-name="T95">luego cargar </text:span><text:span text:style-name="T107">el vinculador, vincular </text:span><text:span text:style-name="T95">el programa objeto </text:span><text:span text:style-name="T105">de X </text:span><text:span text:style-name="T95">resultante </text:span><text:span text:style-name="T98">con </text:span><text:span text:style-name="T105">las </text:span><text:span text:style-name="T98">bib</text:span><text:span text:style-name="T105">l</text:span><text:span text:style-name="T98">iotecas, </text:span><text:span text:style-name="T105">descargar el </text:span><text:span text:style-name="T107">vinculador</text:span><text:span text:style-name="T105">, cargar el ejecutable del programa X, </text:span><text:span text:style-name="T95">ejecutarlo, y repetir el procedimiento para la siguiente aplicación </text:span><text:span text:style-name="T105">que se deseaba ejecutar</text:span><text:span text:style-name="T95">. </text:span>El procedimiento de ejecutar una aplicación y cargar la siguiente era lento y trabajoso. Como la computadora era muy costosa <text:span text:style-name="T98">y </text:span><text:span text:style-name="T107">debía ser </text:span><text:span text:style-name="T98">utilizada por gran número de personas</text:span>, era interesante reducir este tiempo de espera entre ejecuciones para <text:span text:style-name="T2">minimizar el tiempo ocioso</text:span> del recurso de computación. </text:p>
      <text:p text:style-name="P5"><draw:frame draw:style-name="fr1" draw:name="Frame4" text:anchor-type="paragraph" svg:width="6.6929in" style:rel-width="100%" draw:z-index="0"><draw:text-box fo:min-height="0.2in"><text:p text:style-name="P2"><text:span text:style-name="T114">Decía un experto:</text:span> <text:span text:style-name="T113">“</text:span><text:span text:style-name="T114">c</text:span><text:span text:style-name="T113">ada usuario tenía asignado un tiempo mínimo de 15 minutos, de los cuales invertía 10 minutos en preparar el equipo para hacer su cómputo, desperdici</text:span><text:span text:style-name="T115">ando </text:span><text:span text:style-name="T116">las </text:span><text:span text:style-name="T113">dos terceras partes del tiempo.” </text:span><text:span text:style-name="T114">Para esos usuarios, e</text:span><text:span text:style-name="T113">l costo del tiempo de computadora era de 146000 dólares (¡de 1954!) mensuales</text:span>. </text:p><text:p text:style-name="P3"/><text:p text:style-name="P3">Per Brinch Hansen, The Evolution of Operating Systems (2000)</text:p></draw:text-box></draw:frame></text:p>
      <text:p text:style-name="Text_20_body">Un primer paso adelante <text:span text:style-name="T132">(</text:span><text:span text:style-name="T133">década de </text:span><text:span text:style-name="T132">1960) </text:span>fue <text:span text:style-name="T98">automatizar la carga y ejecución de programas, al crearse cargadores especiales </text:span><text:span text:style-name="T95">que</text:span> podían <text:span text:style-name="T95">seguir una lista de instrucciones. Estos cargadores eran programados en un sencillo lenguaje de </text:span><text:span text:style-name="T106">control de </text:span><text:span text:style-name="T95">tareas </text:span><text:span text:style-name="T98">o </text:span><text:span text:style-name="T7">comandos</text:span><text:span text:style-name="T98">, </text:span><text:span text:style-name="T111">escritos en </text:span><text:span text:style-name="T17">tarjetas perforadas</text:span><text:span text:style-name="T98">, </text:span><text:span text:style-name="T95">y ejecutaban conjuntos, o </text:span><text:span text:style-name="T5">lotes</text:span><text:span text:style-name="T95"> (en inglés, </text:span><text:span text:style-name="T52">batch</text:span><text:span text:style-name="T95">) de </text:span><text:span text:style-name="T5">tareas </text:span><text:span text:style-name="T57">(en inglés, </text:span><text:span text:style-name="T53">jobs</text:span><text:span text:style-name="T100">)</text:span><text:span text:style-name="T95">. El </text:span><text:soft-page-break/><text:span text:style-name="T95">cargador cargaba </text:span><text:span text:style-name="T98">el traductor para el lenguaje que se deseaba y lo ejecutaba. Al terminar de ejecutar, el control volvía al procesador de comandos, </text:span><text:span text:style-name="T111">que seguía leyendo tarjetas y ejecutando las tareas indicadas en ellas</text:span><text:span text:style-name="T98">. El operador podía reunir en un lote </text:span><text:span text:style-name="T111">de tarjetas </text:span><text:span text:style-name="T98">todas l</text:span><text:span text:style-name="T99">as tareas similares (por ejemplo, todos los programas fuente de FORTRAN que había que traducir y ejecutar). </text:span><text:span text:style-name="T95">Los sistemas de computación provistos </text:span><text:span text:style-name="T96">de este software básico se llamaron </text:span><text:span text:style-name="T6">sistemas batch</text:span><text:span text:style-name="T96"> (de </text:span><text:span text:style-name="T6">procesamiento por lotes</text:span><text:span text:style-name="T96">).</text:span></text:p>
      <text:p text:style-name="Text_20_body"><draw:frame draw:style-name="fr1" draw:name="Frame1" text:anchor-type="paragraph" svg:width="6.6929in" style:rel-width="100%" draw:z-index="1"><draw:text-box fo:min-height="0.2in"><text:p text:style-name="P17"><text:span text:style-name="T185">Cargadores </text:span></text:p><text:p text:style-name="P16">En nuestra descripción del MCBE vimos que, al momento de iniciar su operación, <text:span text:style-name="T183">todos </text:span>los registros de la máquina contienen un valor 0, y que la memoria está <text:span text:style-name="T51">mágicamente</text:span> cargada con un programa almacenado. En una computadora real, la situación es parecida a la del MCBE, pero debido a la implementación tecnológica de la memoria, ésta se encuentra vacía. La memoria de trabajo de las computadoras, que se llama <text:span text:style-name="T2">RAM</text:span> (siglas de <text:span text:style-name="T47">Random Access Memory</text:span>, <text:span text:style-name="T2">Memoria de Acceso Aleatorio</text:span>), mantiene sus contenidos únicamente mientras está alimentada por corriente eléctrica, <text:span text:style-name="T96">y </text:span>pierde sus contenidos al ser apagada la computadora. Otra implementación diferente de memoria, la memoria <text:span text:style-name="T2">ROM</text:span> (<text:span text:style-name="T47">Read Only Memory </text:span>o <text:span text:style-name="T2">Memoria de Sólo Lectura</text:span>), conserva sus contenidos en forma permanente. Esta memoria se utiliza para guardar programas de diagnóstico y de carga inicial de la computadora. </text:p><text:list xml:id="list8170232098649332945" text:style-name="L1"><text:list-item><text:p text:style-name="P15">¿Cómo es que llega un programa a la memoria en una computadora real? Se requiere un software adicional a las aplicaciones (un <text:span text:style-name="T2">cargador</text:span>), que sea capaz de leer la aplicación que necesitamos ejecutar, byte por byte, y escribir esas instrucciones y datos en la memoria. Esta aplicación proviene de algún medio de <text:span text:style-name="T2">almacenamiento permanente </text:span>tal como discos, cinta, tarjetas, u otros dispositivos. </text:p></text:list-item><text:list-item><text:p text:style-name="P15">¿Cómo <text:span text:style-name="T2">se cargará</text:span> a su vez este programa <text:span text:style-name="T2">cargador</text:span>? La computadora debe incorporar una <text:span text:style-name="T2">memoria permanente</text:span> donde residan las instrucciones del cargador, y el hardware debe estar configurado de tal manera que la primera instrucción ejecutada por la máquina al encenderse sea la primera instrucción del cargador. </text:p></text:list-item></text:list></draw:text-box></draw:frame><text:span text:style-name="T96"/></text:p>
      <text:p text:style-name="Text_20_body"><text:span text:style-name="T105">La siguiente cuestión que llamó la atención fue que los sistemas normalmente gastaban gran parte del tiempo haciendo </text:span><text:span text:style-name="T184">E</text:span><text:span text:style-name="T105">ntrada/</text:span><text:span text:style-name="T184">S</text:span><text:span text:style-name="T105">alida, leyendo o escribiendo programas y datos </text:span><text:span text:style-name="T184">de los dispositivos de almacenamiento</text:span><text:span text:style-name="T105">. </text:span><text:span text:style-name="T108">Los dispositivos de </text:span><text:span text:style-name="T184">E</text:span><text:span text:style-name="T108">ntrada/</text:span><text:span text:style-name="T184">S</text:span><text:span text:style-name="T108">alida son relativamente autónomos (</text:span><text:span text:style-name="T128">son </text:span><text:span text:style-name="T108">capaces de procesar, </text:span><text:span text:style-name="T112">independientemente, </text:span><text:span text:style-name="T108">grandes cantidades </text:span><text:span text:style-name="T129">de datos</text:span><text:span text:style-name="T108">) pero tienen una velocidad de procesamiento muchísimo menor que la de la CPU. </text:span><text:span text:style-name="T105">Mientras </text:span><text:span text:style-name="T108">se efectuaban operaciones de </text:span><text:span text:style-name="T184">E</text:span><text:span text:style-name="T108">ntrada/</text:span><text:span text:style-name="T184">S</text:span><text:span text:style-name="T108">alida</text:span><text:span text:style-name="T105">, la CPU permanecía prácticamente ociosa, y el recurso de computación seguía siendo desperdiciado. </text:span><text:span text:style-name="T107">La idea para </text:span><text:span text:style-name="T110">mejorar esta situación </text:span><text:span text:style-name="T107">fue </text:span><text:span text:style-name="T108">aprovechar esos tiempos muertos de la CPU para ejecutar otros trabajos simultáneamente. Con este esquema, la computadora </text:span><text:span text:style-name="T110">tenía </text:span><text:span text:style-name="T108">varios trabajos </text:span><text:span text:style-name="T110">en marcha </text:span><text:span text:style-name="T108">a</text:span><text:span text:style-name="T110">l mismo tiempo</text:span><text:span text:style-name="T108">, sólo que dedicando la CPU </text:span><text:span text:style-name="T110">a cada uno por vez, </text:span><text:span text:style-name="T108">mientras los demás trabajos se encontraban realizando operaciones de entrada/salida.</text:span></text:p>
      <text:p text:style-name="Text_20_body"><text:span text:style-name="T108">Esto requirió programas de control mucho más complejos que los </text:span><text:span text:style-name="T110">anteriores </text:span><text:span text:style-name="T108">sistemas batch. </text:span><text:span text:style-name="T109">Éstos fueron los primeros </text:span><text:span text:style-name="T9">sistemas operativos multiprogramados</text:span><text:span text:style-name="T58">, </text:span><text:span text:style-name="T109">capaces de </text:span><text:span text:style-name="T112">mantener </text:span><text:span text:style-name="T109">varios programas </text:span><text:span text:style-name="T112">en diferentes estados de ejecución al mismo tiempo</text:span><text:span text:style-name="T58"> </text:span><text:span text:style-name="T61">(década de 1960)</text:span><text:span text:style-name="T109">. </text:span><text:span text:style-name="T112">Se plantearon </text:span><text:span text:style-name="T108">nuevos e interesantes problemas: no sólo había que repartir el uso de la CPU entre las tareas, sino que había que poder mantener en memoria varios programas a la vez, y además imponer alguna especie de control para que los trabajos de diferentes usuarios no invadieran espacio o recursos de </text:span><text:span text:style-name="T147">los demás</text:span><text:span text:style-name="T108">.</text:span><text:span text:style-name="T109"> </text:span><text:span text:style-name="T110">De hecho aquí </text:span><text:span text:style-name="T112">ya </text:span><text:span text:style-name="T110">aparecen </text:span><text:span text:style-name="T112">varios</text:span><text:span text:style-name="T110"> de los grandes problemas que </text:span><text:span text:style-name="T147">deben </text:span><text:span text:style-name="T110">res</text:span><text:span text:style-name="T147">o</text:span><text:span text:style-name="T110">lve</text:span><text:span text:style-name="T147">r</text:span><text:span text:style-name="T110"> los sistemas operativos: la </text:span><text:span text:style-name="T10">administración de procesos</text:span><text:span text:style-name="T59">, la </text:span><text:span text:style-name="T11">administración de memoria </text:span><text:span text:style-name="T59">y la </text:span><text:span text:style-name="T11">protección</text:span><text:span text:style-name="T110">.</text:span></text:p>
      <text:p text:style-name="Text_20_body"><text:span text:style-name="T117">Mientras tanto, los sistemas de </text:span><text:span text:style-name="T184">E</text:span><text:span text:style-name="T117">ntrada/</text:span><text:span text:style-name="T184">S</text:span><text:span text:style-name="T117">alida </text:span><text:span text:style-name="T118">se hacían más sofisticados</text:span><text:span text:style-name="T117">, iban apareciendo </text:span><text:span text:style-name="T12">periféricos</text:span><text:span text:style-name="T117"> como discos y tambores magnéticos, de mejores características, y el tamaño y velocidad de las memorias aumentaban. </text:span><text:span text:style-name="T112">Haber logrado ejecutar en forma más o menos simultánea varios </text:span><text:soft-page-break/><text:span text:style-name="T112">trabajos inspiró el siguiente paso: modificar ese sistema operativo multiprogramado para hacer que la CPU se repartiera </text:span><text:span text:style-name="T117">entre diferentes usuarios que pudieran usar el equipo de manera interactiva, </text:span><text:span text:style-name="T118">es decir, prácticamente dialogando con la computadora</text:span><text:span text:style-name="T117">. </text:span><text:span text:style-name="T125">Usando </text:span><text:span text:style-name="T15">terminales</text:span><text:span text:style-name="T60"> (conjunto de teclado y monitor conectado al equipo central),</text:span><text:span text:style-name="T125"> e</text:span><text:span text:style-name="T117">l usuario podía interactuar con el sistema </text:span><text:span text:style-name="T126">operativo </text:span><text:span text:style-name="T117">mediante una </text:span><text:span text:style-name="T12">consola</text:span><text:span text:style-name="T117"> donde daba órdenes </text:span><text:span text:style-name="T126">al sistema</text:span><text:span text:style-name="T117">, </text:span><text:span text:style-name="T121">y l</text:span><text:span text:style-name="T117">os programas y datos se leían y escribían en medios de almacenamiento </text:span><text:span text:style-name="T125">con </text:span><text:span text:style-name="T117">tiempos de respuesta aceptables. Hasta ese momento </text:span><text:span text:style-name="T134">(década de 1970) </text:span><text:span text:style-name="T117">no se habían visto sistemas así. Estos sistemas se llamaron </text:span><text:span text:style-name="T12">sistemas de tiempo compartido</text:span><text:span text:style-name="T117"> (</text:span><text:span text:style-name="T48">time-sharing systems</text:span><text:span text:style-name="T117">). El sistema operativo establecía unos intervalos </text:span><text:span text:style-name="T121">de tiempo</text:span><text:span text:style-name="T117"> muy cortos durante los cuales entregaba la CPU a cada trabajo en el sistema, </text:span><text:span text:style-name="T121">uno tras otro, y volvía a comenzar la ronda</text:span><text:span text:style-name="T117">. El efecto era que, </text:span><text:span text:style-name="T127">aunque los equipos seguían siendo compartidos,</text:span><text:span text:style-name="T117"> </text:span><text:span text:style-name="T122">cada </text:span><text:span text:style-name="T117">usuario tenía la ilusión de </text:span><text:span text:style-name="T126">disponer </text:span><text:span text:style-name="T117">completamente </text:span><text:span text:style-name="T126">de</text:span><text:span text:style-name="T117"> una máquina </text:span><text:span text:style-name="T119">para sí mismo, </text:span><text:span text:style-name="T126">con la cual podía desarrollar o ejecutar programas</text:span><text:span text:style-name="T119">. </text:span></text:p>
      <text:p text:style-name="Text_20_body"><text:span text:style-name="T122">La industria del hardware de computación continuó mejorando </text:span><text:span text:style-name="T123">a gran velocidad </text:span><text:span text:style-name="T122">los procesos de producción, y por lo tanto </text:span><text:span text:style-name="T148">fueron </text:span><text:span text:style-name="T137">bajando </text:span><text:span text:style-name="T122">los precios y </text:span><text:span text:style-name="T137">aumentando </text:span><text:span text:style-name="T122">las capacidades de los productos. </text:span><text:span text:style-name="T129">En esta época surge el </text:span><text:span text:style-name="T18">microprocesador</text:span><text:span text:style-name="T62"><text:note text:id="ftn2" text:note-class="footnote"><text:note-citation>2</text:note-citation><text:note-body><text:p text:style-name="Footnote"><text:a xlink:type="simple" xlink:href="http://es.wikipedia.org/wiki/Microprocesador">http://es.wikipedia.org/wiki/Microprocesador</text:a></text:p></text:note-body></text:note></text:span><text:span text:style-name="T62">, </text:span><text:span text:style-name="T63">que cambió definitivamente la dinámica de la industria electrónica en todos los campos</text:span><text:span text:style-name="T122">. </text:span><text:span text:style-name="T124">Pronto aparecieron </text:span><text:span text:style-name="T122">sistemas personal</text:span><text:span text:style-name="T127">es </text:span><text:span text:style-name="T122">de computación, </text:span><text:span text:style-name="T123">de los cuales </text:span><text:span text:style-name="T135">había </text:span><text:span text:style-name="T123">comenz</text:span><text:span text:style-name="T135">ado </text:span><text:span text:style-name="T123">a hablarse </text:span><text:span text:style-name="T124">ya </text:span><text:span text:style-name="T123">en los años 70</text:span><text:span text:style-name="T122">. </text:span><text:span text:style-name="T123">En </text:span><text:span text:style-name="T14">1981</text:span><text:span text:style-name="T123"> se publicó la especificación de una</text:span><text:span text:style-name="T122"> </text:span><text:span text:style-name="T13">computadora personal</text:span><text:span text:style-name="T122"><text:note text:id="ftn3" text:note-class="footnote"><text:note-citation>3</text:note-citation><text:note-body><text:p text:style-name="Footnote"><text:a xlink:type="simple" xlink:href="http://es.wikipedia.org/wiki/IBM_PC">http://es.wikipedia.org/wiki/IBM_PC</text:a></text:p></text:note-body></text:note></text:span><text:span text:style-name="T122">, </text:span><text:span text:style-name="T138">la </text:span><text:span text:style-name="T19">IBM PC </text:span><text:span text:style-name="T13">(</text:span><text:span text:style-name="T55">personal computer</text:span><text:span text:style-name="T13">)</text:span><text:span text:style-name="T64">,</text:span><text:span text:style-name="T13"> </text:span><text:span text:style-name="T123">de arquitectura abierta; es decir, al contrario de lo que había </text:span><text:span text:style-name="T128">ocurrido</text:span><text:span text:style-name="T123"> históricamente </text:span><text:span text:style-name="T138">con los productos de computación</text:span><text:span text:style-name="T123">, </text:span><text:span text:style-name="T143">protegidos por patentes y secretos industriales, </text:span><text:span text:style-name="T123">su diseño estaba documentado y era públicamente accesible. Cualquier fabricante de hardware </text:span><text:span text:style-name="T139">tenía </text:span><text:span text:style-name="T140">disponible </text:span><text:span text:style-name="T139">la información necesaria para </text:span><text:span text:style-name="T123">producir elementos compatibles con ella </text:span><text:span text:style-name="T142">y </text:span><text:span text:style-name="T143">fabricar</text:span><text:span text:style-name="T142"> reproducciones </text:span><text:span text:style-name="T143">(</text:span><text:span text:style-name="T142">o </text:span><text:span text:style-name="T20">clones</text:span><text:span text:style-name="T143">)</text:span><text:span text:style-name="T142"> de esa </text:span><text:span text:style-name="T143">computadora</text:span><text:span text:style-name="T123">, lo cual garantizó rápidamente un gran mercado </text:span><text:span text:style-name="T143">para esta clase de productos</text:span><text:span text:style-name="T123">. </text:span><text:span text:style-name="T126">Las computadoras que usamos hoy </text:span><text:span text:style-name="T138">en la casa, el trabajo o las escuelas, </text:span><text:span text:style-name="T126">son descendientes directos de esta arquitectura abierta. </text:span></text:p>
      <text:p text:style-name="Text_20_body"><text:span text:style-name="T129">Al contrario de los sistemas operativos anteriores </text:span><text:span text:style-name="T136">para máquinas mayores</text:span><text:span text:style-name="T129">, que eran </text:span><text:span text:style-name="T18">multiusuario</text:span><text:span text:style-name="T129"> y </text:span><text:span text:style-name="T18">multitarea</text:span><text:span text:style-name="T129">, e</text:span><text:span text:style-name="T123">l sistema operativo </text:span><text:span text:style-name="T136">de la PC </text:span><text:span text:style-name="T123">(llamado </text:span><text:span text:style-name="T20">MS-</text:span><text:span text:style-name="T14">DOS</text:span><text:span text:style-name="T14"><text:note text:id="ftn4" text:note-class="footnote"><text:note-citation>4</text:note-citation><text:note-body><text:p text:style-name="Footnote"><text:a xlink:type="simple" xlink:href="http://es.wikipedia.org/wiki/MS-DOS">http://es.wikipedia.org/wiki/MS-DOS</text:a></text:p></text:note-body></text:note></text:span><text:span text:style-name="T123">, </text:span><text:span text:style-name="T50">Microsoft </text:span><text:span text:style-name="T49">Disk Operating System</text:span><text:span text:style-name="T123">) estaba diseñado para ejecutar sólo un programa por vez, para un único usuario que ejecutaba programas interactivamente, usando una interfaz de consola </text:span><text:span text:style-name="T129">de caracteres</text:span><text:span text:style-name="T123">.</text:span><text:span text:style-name="T129"> </text:span><text:span text:style-name="T141">Sin embargo, e</text:span><text:span text:style-name="T129">l modelo PC fue tan exitoso que otros sistemas operativos, del dominio de los </text:span><text:span text:style-name="T141">grandes sistemas </text:span><text:span text:style-name="T129">multiusuarios (como </text:span><text:span text:style-name="T18">UNIX</text:span><text:span text:style-name="T129"><text:note text:id="ftn5" text:note-class="footnote"><text:note-citation>5</text:note-citation><text:note-body><text:p text:style-name="Footnote"><text:a xlink:type="simple" xlink:href="http://es.wikipedia.org/wiki/Unix">http://es.wikipedia.org/wiki/Unix</text:a></text:p></text:note-body></text:note></text:span><text:span text:style-name="T129">), fueron adaptados para correr en estas computadoras.</text:span> <text:span text:style-name="T141">En 199</text:span><text:span text:style-name="T142">1</text:span><text:span text:style-name="T141"> se escribió </text:span><text:span text:style-name="T21">Linux</text:span><text:span text:style-name="T21"><text:note text:id="ftn6" text:note-class="footnote"><text:note-citation>6</text:note-citation><text:note-body><text:p text:style-name="Footnote"><text:a xlink:type="simple" xlink:href="http://es.wikipedia.org/wiki/Linux">http://es.wikipedia.org/wiki/Linux</text:a></text:p></text:note-body></text:note></text:span><text:span text:style-name="T141">, un clon de UNIX, para la PC.</text:span></text:p>
      <text:p text:style-name="Text_20_body"><text:span text:style-name="T131">Posteriormente </text:span><text:span text:style-name="T123">se sucedieron gran cantidad de </text:span><text:span text:style-name="T128">avances en la productividad personal de los usuarios, al </text:span><text:span text:style-name="T129">adaptarse a la PC </text:span><text:span text:style-name="T123">ambientes operativos </text:span><text:span text:style-name="T128">basados en la </text:span><text:span text:style-name="T16">metáfora del</text:span><text:span text:style-name="T14"> escritorio</text:span><text:span text:style-name="T123">, es decir, aquellos que </text:span><text:span text:style-name="T128">simulan un ambiente de trabajo habitual de los usuarios, </text:span><text:span text:style-name="T144">con elementos familiares como escritorios y carpetas</text:span><text:span text:style-name="T128">. Estas </text:span><text:span text:style-name="T16">interfaces de usuario</text:span><text:span text:style-name="T128"> </text:span><text:span text:style-name="T145">(como e</text:span><text:span text:style-name="T143">l ambiente operativo </text:span><text:span text:style-name="T22">Windows</text:span><text:span text:style-name="T143"><text:note text:id="ftn7" text:note-class="footnote"><text:note-citation>7</text:note-citation><text:note-body><text:p text:style-name="Footnote"><text:a xlink:type="simple" xlink:href="http://es.wikipedia.org/wiki/Microsoft_Windows">http://es.wikipedia.org/wiki/Microsoft_Windows</text:a></text:p></text:note-body></text:note></text:span><text:span text:style-name="T143"> de Microsoft y la interfaz gráfica de UNIX, </text:span><text:span text:style-name="T145">el sistema </text:span><text:span text:style-name="T22">XWindow</text:span><text:span text:style-name="T143"><text:note text:id="ftn8" text:note-class="footnote"><text:note-citation>8</text:note-citation><text:note-body><text:p text:style-name="Footnote"><text:a xlink:type="simple" xlink:href="http://es.wikipedia.org/wiki/X_Window_System">http://es.wikipedia.org/wiki/X_Window_System</text:a></text:p></text:note-body></text:note></text:span><text:span text:style-name="T145">) </text:span><text:span text:style-name="T129">necesitan pantallas con ciertas capacidades gráficas. </text:span><text:span text:style-name="T130">U</text:span><text:span text:style-name="T128">tilizan elementos gráficos como </text:span><text:span text:style-name="T16">ventanas e íconos</text:span><text:span text:style-name="T128">, y se manejan mediante el teclado y otros dispositivos </text:span><text:span text:style-name="T131">de interacción</text:span><text:span text:style-name="T128"> como el </text:span><text:span text:style-name="T16">mouse</text:span><text:span text:style-name="T128">. </text:span></text:p>
      <text:h text:style-name="Heading_20_3" text:outline-level="3"><text:soft-page-break/><text:span text:style-name="T161">Servicios</text:span><text:span text:style-name="T146"> de los sistemas operativos </text:span></text:h>
      <text:p text:style-name="Text_20_body"><text:span text:style-name="T128">Por debajo de </text:span><text:span text:style-name="T132">unas </text:span><text:span text:style-name="T182">u</text:span><text:span text:style-name="T132"> otras </text:span><text:span text:style-name="T128">interfaces </text:span><text:span text:style-name="T132">de usuario</text:span><text:span text:style-name="T128">, el sistema operativo sigue enfrentándose a los </text:span><text:span text:style-name="T132">mismos</text:span><text:span text:style-name="T128"> problemas que ya habían aparecido anteriormente </text:span><text:span text:style-name="T158">(y a otros nuevos)</text:span><text:span text:style-name="T128">, </text:span><text:span text:style-name="T150">siendo los más importantes y visibles </text:span><text:span text:style-name="T16">la gestión de memoria, la gestión de proceso</text:span><text:span text:style-name="T24">s y </text:span><text:span text:style-name="T16">la </text:span><text:span text:style-name="T45">gestión del almacenamiento</text:span><text:span text:style-name="T128">. </text:span><text:span text:style-name="T94">El sistema operativo es la única pieza de software realmente imprescindible en la computadora, y es la única realmente independiente de todas las demás. Sin embargo, existe únicamente para dar servicio</text:span><text:span text:style-name="T97">s</text:span><text:span text:style-name="T94"> a las aplicaciones, que son el objetivo por el cual queremos tener un sistema de computación. </text:span><text:span text:style-name="T149">Entre estos s</text:span>ervicios <text:span text:style-name="T149">se incluyen: </text:span></text:p>
      <text:list xml:id="list2121184094348408936" text:style-name="L2">
        <text:list-item>
          <text:p text:style-name="P13"><text:span text:style-name="T158">L</text:span><text:span text:style-name="T149">a e</text:span>jecución de programas <text:span text:style-name="T149">(</text:span><text:span text:style-name="T161">permitiendo </text:span><text:span text:style-name="T149">crea</text:span><text:span text:style-name="T161">r </text:span><text:span text:style-name="T23">procesos</text:span><text:span text:style-name="T149">)</text:span></text:p>
        </text:list-item>
        <text:list-item>
          <text:p text:style-name="P13"><text:span text:style-name="T158">L</text:span><text:span text:style-name="T149">as operaciones de entrada/salida (evitando la</text:span><text:span text:style-name="T153">s</text:span><text:span text:style-name="T149"> </text:span><text:span text:style-name="T66">colisi</text:span><text:span text:style-name="T67">ones </text:span><text:span text:style-name="T87">o conflictos </text:span><text:span text:style-name="T153">entre </text:span><text:span text:style-name="T149">requerimientos de entrada/salida hechos por diferentes aplicaciones)</text:span></text:p>
        </text:list-item>
        <text:list-item>
          <text:p text:style-name="P13"><text:span text:style-name="T158">E</text:span><text:span text:style-name="T149">l manejo de archivos (ofreciendo un </text:span><text:span text:style-name="T23">sistema de archivos</text:span><text:span text:style-name="T149"> con un sistema de nombres y </text:span><text:span text:style-name="T23">atributos</text:span><text:span text:style-name="T149">) </text:span></text:p>
        </text:list-item>
        <text:list-item>
          <text:p text:style-name="P13"><text:span text:style-name="T162">La </text:span><text:span text:style-name="T31">protección</text:span><text:span text:style-name="T162"> (evitando la interferencia entre los procesos)</text:span></text:p>
        </text:list-item>
      </text:list>
      <text:p text:style-name="Text_20_body"><text:span text:style-name="T173">El sistema operativo está siempre </text:span><text:span text:style-name="T40">residente </text:span><text:span text:style-name="T173">en la memoria de la computadora, y recibe el control de</text:span><text:span text:style-name="T175">l procesador </text:span><text:span text:style-name="T173">cada vez que debe cumplir alguno de estos servicios. </text:span></text:p>
      <text:h text:style-name="P6" text:outline-level="3">Ejecución de programas</text:h>
      <text:p text:style-name="Text_20_body"><text:span text:style-name="T149">Un programa ejecutándose recibe el nombre de </text:span><text:span text:style-name="T23">proceso</text:span><text:span text:style-name="T149">. Un sistema operativo multitarea puede ejecutar varios procesos </text:span><text:span text:style-name="T23">concurrentemente</text:span><text:span text:style-name="T149"> (simulando que todos operan al mismo tiempo). Cuando el sistema de computación cuenta con más de un procesador (</text:span><text:span text:style-name="T150">si </text:span><text:span text:style-name="T149">es </text:span><text:span text:style-name="T23">multiprocesador</text:span><text:span text:style-name="T149">) <text:s/>y </text:span><text:span text:style-name="T24">si </text:span><text:span text:style-name="T23">además</text:span><text:span text:style-name="T149"> el sistema operativo </text:span><text:span text:style-name="T150">puede aprovecharlo (si </text:span><text:span text:style-name="T149">es </text:span><text:span text:style-name="T150">de </text:span><text:span text:style-name="T23">multip</text:span><text:span text:style-name="T24">rocesamiento</text:span><text:span text:style-name="T65">),</text:span><text:span text:style-name="T150"> puede asignarse un procesador a cada proceso, y así la ejecución, además de ser concurrente, pasa a ser </text:span><text:span text:style-name="T24">paralela</text:span><text:span text:style-name="T150">. </text:span><text:span text:style-name="T152">Un sistema operativo multiprogramado reparte la CPU entre todos los procesos activos. Durante la ejecución de los procesos, éstos pueden recibir más o menos tiempo de CPU por cada ronda, dependiendo de alguna estrategia de </text:span><text:span text:style-name="T25">planificación</text:span><text:span text:style-name="T152"> (o </text:span><text:span text:style-name="T25">scheduling</text:span><text:span text:style-name="T152">) implementada por el sistema operativo, </text:span><text:span text:style-name="T161">a veces estableciendo un orden de </text:span><text:span text:style-name="T30">prioridades</text:span><text:span text:style-name="T161"> entre los procesos.</text:span></text:p>
      <text:p text:style-name="P9"><text:span text:style-name="T151">El sistema operativo da igualmente soporte a aquellos procesos que son lanzados automáticamente </text:span><text:span text:style-name="T153">durante el arranque del sistema </text:span><text:span text:style-name="T151">(como un servidor web) y a aquellos que solicita el usuario (como aplicaciones de procesadores de texto o juegos). </text:span><text:span text:style-name="T176">Un proceso se origina normalmente leyendo el código ejecutable de un programa, contenido en algún </text:span><text:span text:style-name="T42">archivo</text:span><text:span text:style-name="T176"> </text:span><text:span text:style-name="T181">alojado </text:span><text:span text:style-name="T176">en algún </text:span><text:span text:style-name="T42">dispositivo de almacenamiento</text:span><text:span text:style-name="T176">; y cargándolo en una región de memoria asignada.</text:span></text:p>
      <text:p text:style-name="P9"><text:span text:style-name="T153">El usuario que necesita lanzar un proceso </text:span><text:span text:style-name="T150">da las órdenes correspondientes desde la </text:span><text:span text:style-name="T24">interfaz de usuario</text:span><text:span text:style-name="T150">, </text:span><text:span text:style-name="T162">que puede ser </text:span><text:span text:style-name="T150">una consola o una interfaz gráfica). Ambas son formas de </text:span><text:span text:style-name="T24">intérpretes de comandos</text:span><text:span text:style-name="T65"> o </text:span><text:span text:style-name="T24">shells</text:span><text:span text:style-name="T150">. </text:span><text:span text:style-name="T154">A veces se suele identificar el intérprete de comandos con el sistema operativo, </text:span><text:span text:style-name="T162">porque es la </text:span><text:span text:style-name="T31">interfaz</text:span><text:span text:style-name="T162"> o forma de comunicación más visible al usuario, </text:span><text:span text:style-name="T154">pero es más apropiado pensar en el sistema operativo como un conjunto de rutinas y procesos, </text:span><text:span text:style-name="T162">y considerar que </text:span><text:span text:style-name="T158">el shell es una aplicación más</text:span><text:span text:style-name="T154">. </text:span><text:span text:style-name="T162">Un intérprete de comandos de texto suele ofrecer un </text:span><text:span text:style-name="T31">lenguaje de comandos </text:span><text:span text:style-name="T162">que puede llegar a ser muy poderoso y permitir la automatización de tareas (como el shell de UNIX).</text:span></text:p>
      <text:p text:style-name="P9"><text:span text:style-name="T176">Al lanzar un proceso, el sistema operativo le asigna un conjunto de </text:span><text:span text:style-name="T42">recursos </text:span><text:span text:style-name="T176">indispensables para funcionar. Entre ellos, una región de </text:span><text:span text:style-name="T42">memoria</text:span><text:span text:style-name="T176"> que será ocupada por </text:span><text:span text:style-name="T86">el </text:span><text:span text:style-name="T42">código</text:span><text:span text:style-name="T176"> (es decir, las instrucciones y los datos) del proceso y que será protegida para que solamente ese proceso pueda accederla. La ejecución de programas implica así la función de </text:span><text:span text:style-name="T42">administración de memoria</text:span><text:span text:style-name="T176"> del </text:span><text:soft-page-break/><text:span text:style-name="T176">sistema operativo. Otros recursos concedidos serán una cierta cantidad de tiempo de CPU (o </text:span><text:span text:style-name="T42">quantum</text:span><text:span text:style-name="T176">) que el proceso recibirá periódicamente, ciertas estructuras de datos en la memoria del sistema operativo, etc. Al terminar el proceso, el sistema operativo recupera esos recursos, ya sean </text:span><text:span text:style-name="T42">físicos</text:span><text:span text:style-name="T176"> (memoria, CPU) o </text:span><text:span text:style-name="T42">lógicos</text:span><text:span text:style-name="T176"> (como estructuras de datos) </text:span><text:span text:style-name="T177">para ser reutilizados.</text:span></text:p>
      <text:h text:style-name="Heading_20_3" text:outline-level="3">Operaciones de Entrada/Salida</text:h>
      <text:p text:style-name="Text_20_body"><text:span text:style-name="T153">Las operaciones de </text:span><text:span text:style-name="T169">E</text:span><text:span text:style-name="T153">ntrada/</text:span><text:span text:style-name="T169">S</text:span><text:span text:style-name="T153">alida </text:span><text:span text:style-name="T169">(</text:span><text:span text:style-name="T37">E/S</text:span><text:span text:style-name="T169">) </text:span><text:span text:style-name="T153">que ofrece el sistema operativo se realizan a un nivel más alto que las que ejecuta la máquina. Un procesador hace E/S a nivel de bytes, palabras, o regiones de memoria, desde o hacia componentes conectados a los buses del sistema; </text:span><text:span text:style-name="T155">pero l</text:span><text:span text:style-name="T153">os </text:span><text:span text:style-name="T158">programadores de aplicaciones </text:span><text:span text:style-name="T153">prefieren hablar en un vocabulario de mayor nivel, </text:span><text:span text:style-name="T156">por ejemplo </text:span><text:span text:style-name="T153">en términos de </text:span><text:span text:style-name="T26">archivos</text:span><text:span text:style-name="T153">. </text:span></text:p>
      <text:p text:style-name="Text_20_body"><text:span text:style-name="T155">El sistema operativo </text:span><text:span text:style-name="T169">contiene </text:span><text:span text:style-name="T155">rutinas, subprogramas o funciones, que trabajan sobre los dispositivos en forma coordinada, y los procesos las utilizan haciendo </text:span><text:span text:style-name="T27">llamadas al sistema </text:span><text:span text:style-name="T54">(</text:span><text:span text:style-name="T56">system calls</text:span><text:span text:style-name="T54">)</text:span><text:span text:style-name="T101">, </text:span><text:span text:style-name="T102">nunca accediendo directamente a los dispositivos, </text:span><text:span text:style-name="T103">sino siempre por medio del sistema operativo</text:span><text:span text:style-name="T104">.</text:span><text:span text:style-name="T155"> </text:span><text:span text:style-name="T169">Una llamada al sistema es una instrucción especial, que lleva unos argumentos o parámetros que indican qué se está pidiendo al sistema operativo.</text:span><text:span text:style-name="T155"> </text:span><text:span text:style-name="T171">El control pasa del proceso al sistema operativo, que ejecuta esa rutina o subprograma, asegurándose de que lo solicitado es válido, </text:span><text:span text:style-name="T172">y </text:span><text:span text:style-name="T171">luego devuelve el control al proceso. </text:span><text:span text:style-name="T158">De esta manera el sistema operativo actúa como un coordinador centralizado de las operaciones sobre el hardware, y mantiene control sobre la actividades de E/S de todos los procesos.</text:span></text:p>
      <text:p text:style-name="Text_20_body"><text:span text:style-name="T158">Las operaciones de E/S deben ser controladas </text:span><text:span text:style-name="T160">así</text:span><text:span text:style-name="T158"> </text:span><text:span text:style-name="T160">por el sistema operativo, </text:span><text:span text:style-name="T158">por varias razones. En primer lugar, e</text:span><text:span text:style-name="T153">n un ambiente </text:span><text:span text:style-name="T26">multiprogramado</text:span><text:span text:style-name="T153"> pueden ocurrir condiciones de acceso simultáneo a </text:span><text:span text:style-name="T155">un mismo archivo o dispositivo, y el sistema operativo, gracias a que mantiene una noción de los procesos que están en ejecución, puede </text:span><text:span text:style-name="T27">arbitrar</text:span><text:span text:style-name="T155"> ese acceso para que no ocurran colisiones. Éstas podrían ocurrir, por ejemplo, cuando dos procesos </text:span><text:span text:style-name="T157">concurrentes </text:span><text:span text:style-name="T155">quieren imprimir algo por una impresora; o escribir líneas de texto diferentes en un mismo archivo. </text:span><text:span text:style-name="T159">Si el acceso no fuera </text:span><text:span text:style-name="T28">coordinado</text:span><text:span text:style-name="T159">, los procesos estropearían el trabajo de los otros al mezclarse la información que escribieran. </text:span></text:p>
      <text:p text:style-name="Text_20_body"><text:span text:style-name="T159">En segundo lugar, los procesos son programas en ejecución que han sido escritos por diferentes personas con diferentes objetivos, y es natural que quieran disponer de los recursos </text:span><text:span text:style-name="T160">(memoria, almacenamiento, CPU) </text:span><text:span text:style-name="T159">para sus propias tareas, </text:span><text:span text:style-name="T160">aun a costa de los demás</text:span><text:span text:style-name="T159">. </text:span><text:span text:style-name="T160">Esto se expresa diciendo que los procesos </text:span><text:span text:style-name="T29">compiten</text:span><text:span text:style-name="T160"> por los recursos. Un usuario malintencionado podría atacar a los procesos de los demás usando sus recursos y haciéndolos fallar. Aun sin mala intención, un error de programación puede causar el mismo efecto si no se controla. Por ejemplo, un proceso podría modificar o borrar un archivo privado de otro proceso para hacerlo fallar, </text:span><text:span text:style-name="T162">o hacerlo accidentalmente</text:span><text:span text:style-name="T160">. </text:span></text:p>
      <text:p text:style-name="Text_20_body"><text:span text:style-name="T160">La estrategia más segura para que el sistema se mantenga funcionando correctamente es ¡suponer que los usuarios son enemigos! Esta estrategia se realiza haciendo que ningún proceso pueda usar recursos si no los solicita al sistema operativo </text:span><text:span text:style-name="T162">y puede considerarse como otro servicio aparte, el de </text:span><text:span text:style-name="T31">protección</text:span><text:span text:style-name="T160">. </text:span></text:p>
      <text:h text:style-name="Heading_20_3" text:outline-level="3">Manejo de archivos</text:h>
      <text:p text:style-name="Text_20_body"><text:span text:style-name="T162">Una parte muy visible del sistema operativo es la ofrec</text:span><text:span text:style-name="T164">ida por</text:span><text:span text:style-name="T162"> un </text:span><text:span text:style-name="T31">sistema de archivos</text:span><text:span text:style-name="T162">. Un </text:span><text:span text:style-name="T31">archivo</text:span><text:span text:style-name="T162"> es un </text:span><text:span text:style-name="T169">conjunto de información </text:span><text:span text:style-name="T162">almacenado en un medio permanente (como discos o cintas), </text:span><text:span text:style-name="T163">que representa un contenido dado</text:span><text:span text:style-name="T162">. </text:span><text:span text:style-name="T169">Un archivo </text:span><text:span text:style-name="T163">puede guardar la clase de información que se desee: </text:span><text:soft-page-break/><text:span text:style-name="T163">textos, datos en cualquier formato </text:span><text:span text:style-name="T165">(como imágenes o videos)</text:span><text:span text:style-name="T163">, programas fuente, programas </text:span><text:span text:style-name="T165">ejecutables</text:span><text:span text:style-name="T163">, etc. </text:span></text:p>
      <text:p text:style-name="Text_20_body"><text:span text:style-name="T165">Las aplicaciones son las que tienen el conocimiento del contenido y la estructura de </text:span><text:span text:style-name="T169">los </text:span><text:span text:style-name="T165">archivo</text:span><text:span text:style-name="T169">s</text:span><text:span text:style-name="T165">; pero, para el sistema operativo, </text:span><text:span text:style-name="T169">cada </text:span><text:span text:style-name="T165">archivo</text:span><text:span text:style-name="T169"> </text:span><text:span text:style-name="T165">s</text:span><text:span text:style-name="T163">e trata </text:span><text:span text:style-name="T165">simplemente </text:span><text:span text:style-name="T163">de un</text:span><text:span text:style-name="T169">a </text:span><text:span text:style-name="T37">sucesión </text:span><text:span text:style-name="T32">de </text:span><text:span text:style-name="T37">bytes </text:span><text:span text:style-name="T163">que está agrupada bajo un </text:span><text:span text:style-name="T32">nombre de archivo</text:span><text:span text:style-name="T69">. </text:span><text:span text:style-name="T68">U</text:span><text:span text:style-name="T163">sando ese nombre, </text:span><text:span text:style-name="T165">el usuario o las aplicaciones </text:span><text:span text:style-name="T163">puede</text:span><text:span text:style-name="T165">n</text:span><text:span text:style-name="T163"> manipular ese conjunto de información como un todo (</text:span><text:span text:style-name="T166">creando archivos, </text:span><text:span text:style-name="T163">copiándolo</text:span><text:span text:style-name="T166">s</text:span><text:span text:style-name="T163">, borrándolo</text:span><text:span text:style-name="T166">s</text:span><text:span text:style-name="T163">, etc.). El trabajo diario de los usuarios del sistema operativo siempre implica, de alguna manera, manipular archivos. </text:span><text:span text:style-name="T169">P</text:span><text:span text:style-name="T156">ara utilizar </text:span><text:span text:style-name="T169">los </text:span><text:span text:style-name="T156">archivos, los procesos realizan </text:span><text:span text:style-name="T38">llamadas al sistema </text:span><text:span text:style-name="T158">para </text:span><text:span text:style-name="T156">escribir, leer, crear, borrar, etc., </text:span><text:span text:style-name="T158">los </text:span><text:span text:style-name="T156">archivos. </text:span><text:span text:style-name="T169">E</text:span><text:span text:style-name="T156">l sistema operativo </text:span><text:span text:style-name="T169">dispone de la lógica para organizar los accesos y los </text:span><text:span text:style-name="T156">va cumpliendo ordenadamente y sin que se superpongan los accesos a los dispositivos. </text:span></text:p>
      <text:p text:style-name="Text_20_body"><text:span text:style-name="T163">Un sistema de archivos reside en algún medio de almacenamiento y presenta alguna forma de organización, generalmente en forma de </text:span><text:span text:style-name="T34">árbol de </text:span><text:span text:style-name="T33">directorios </text:span><text:span text:style-name="T68">(o </text:span><text:span text:style-name="T32">carpetas</text:span><text:span text:style-name="T68">)</text:span><text:span text:style-name="T32"> </text:span><text:span text:style-name="T163">que pueden contenerse un</text:span><text:span text:style-name="T165">o</text:span><text:span text:style-name="T163">s a otr</text:span><text:span text:style-name="T165">o</text:span><text:span text:style-name="T163">s. <text:s/></text:span><text:span text:style-name="T165">Los archivos, además de distinguirse por su nombre, tienen algunos </text:span><text:span text:style-name="T33">atributos</text:span><text:span text:style-name="T165"> que pueden ser importantes para el usuario </text:span><text:span text:style-name="T173">o las aplicaciones</text:span><text:span text:style-name="T165">, como su fecha de creación, la cantidad de bytes que contienen, o la identidad de </text:span><text:span text:style-name="T173">aquel</text:span><text:span text:style-name="T165">los usuarios que pueden usarlos. </text:span><text:span text:style-name="T166">Estos atributos son mantenidos por el sistema de archivos en espacios de almacenamiento especiales, llamados zonas de </text:span><text:span text:style-name="T33">metadatos</text:span><text:span text:style-name="T165">, </text:span><text:span text:style-name="T166">ya que son </text:span><text:span text:style-name="T34">datos acerca de los datos</text:span><text:span text:style-name="T166">. </text:span></text:p>
      <text:h text:style-name="P8" text:outline-level="3">Protección</text:h>
      <text:p text:style-name="Text_20_body"><text:span text:style-name="T166">En realidad la </text:span><text:span text:style-name="T34">protección</text:span><text:span text:style-name="T166"> es </text:span><text:span text:style-name="T167">algo que está</text:span><text:span text:style-name="T166"> presente en cada actividad del sistema operativo. Como dijimos antes, para garantizar que los procesos no interfieran unos con otros se necesita tener la coordinación de las operaciones y validar que las llamadas al sistema se hagan con los parámetros adecuados. </text:span></text:p>
      <text:p text:style-name="Text_20_body"><text:span text:style-name="T166">Por ejemplo, un archivo que es privado de un proceso porque contiene información confidencial, no debe poder ser leído por procesos de otros usuarios. Para poder preservar esta confidencialidad, </text:span><text:span text:style-name="T168">cuando un proceso quiere acceder a un archivo (usando una </text:span><text:span text:style-name="T36">llamada al sistema</text:span><text:span text:style-name="T168">), </text:span><text:span text:style-name="T166">el sistema operativo comprueba que las operaciones de E/S </text:span><text:span text:style-name="T168">que se desea </text:span><text:span text:style-name="T174">hacer</text:span><text:span text:style-name="T168"> </text:span><text:span text:style-name="T166">sobre este archivo sean válidas, comparando la identidad del usuario que lanzó el proceso contra los </text:span><text:span text:style-name="T34">metadatos</text:span><text:span text:style-name="T166"> del archivo. </text:span><text:span text:style-name="T167">Si el usuario </text:span><text:span text:style-name="T35">dueño del proceso </text:span><text:span text:style-name="T167">figura en las </text:span><text:span text:style-name="T35">listas de acceso </text:span><text:span text:style-name="T167">correctas </text:span><text:span text:style-name="T168">en los metadatos del archivo</text:span><text:span text:style-name="T167">, la </text:span><text:span text:style-name="T35">llamada al sistema </text:span><text:span text:style-name="T167">para acceder al archivo tendrá éxito, y de lo contrario se generará una </text:span><text:span text:style-name="T35">situación de error</text:span><text:span text:style-name="T70"> </text:span><text:span text:style-name="T71">que puede hacer que el sistema operativo </text:span><text:span text:style-name="T36">termine</text:span><text:span text:style-name="T71"> al proceso anómalo</text:span><text:span text:style-name="T167">. Lo mismo </text:span><text:span text:style-name="T168">ocurre </text:span><text:span text:style-name="T167">con los demás recursos, como </text:span><text:span text:style-name="T168">l</text:span><text:span text:style-name="T167">a </text:span><text:span text:style-name="T35">memoria</text:span><text:span text:style-name="T167">. </text:span><text:span text:style-name="T170">L</text:span><text:span text:style-name="T167">a protección comprende todas estas comprobaciones.</text:span></text:p>
      <text:p text:style-name="Text_20_body"><text:span text:style-name="T167">Para poder aplicar esta política de control, el sistema operativo requiere </text:span><text:span text:style-name="T35">apoyo del hardware</text:span><text:span text:style-name="T70">. </text:span><text:span text:style-name="T72">Al surgir los primeros sistemas operativos multiusuario y multiprogramados se rediseñaron los procesadores, introduciendo </text:span><text:span text:style-name="T73">el llamado </text:span><text:span text:style-name="T37">modo </text:span><text:span text:style-name="T39">dual</text:span><text:span text:style-name="T72"> de funcionamiento. </text:span><text:span text:style-name="T73">Un procesador </text:span><text:span text:style-name="T79">actual </text:span><text:span text:style-name="T73">cuenta con un </text:span><text:span text:style-name="T39">modo usuario</text:span><text:span text:style-name="T73">, </text:span><text:span text:style-name="T81">en el cual se pueden ejecutar instrucciones aritméticas, de transferencia de control, de transferencia de datos, etc.</text:span><text:span text:style-name="T73">,</text:span><text:span text:style-name="T72"> </text:span><text:span text:style-name="T73">y un </text:span><text:span text:style-name="T39">modo monitor o supervisor</text:span><text:span text:style-name="T73">. En el modo monitor se pueden ejecutar ciertas instrucciones de código máquina, llamadas </text:span><text:span text:style-name="T39">privilegiadas</text:span><text:span text:style-name="T73"> (por ejemplo, las operaciones de E/S), que no se pueden ejecutar en el otro modo. </text:span><text:span text:style-name="T81">El procesador cuenta con un bit </text:span><text:span text:style-name="T82">de estado, </text:span><text:span text:style-name="T81">que representa el estado (usuario o monitor) en que está ejecutando </text:span><text:span text:style-name="T82">en cada momento</text:span><text:span text:style-name="T81">.</text:span></text:p>
      <text:p text:style-name="Text_20_body"><text:span text:style-name="T77">El procesador pasa a modo monitor durante la carga del sistema operativo, en los primeros momentos de la ejecución. A partir de ese momento, una parte del sistema operativo queda residente en memoria y opera siempre en este modo. </text:span><text:span text:style-name="T78">En cambio, u</text:span><text:span text:style-name="T73">n proceso </text:span><text:span text:style-name="T77">de usuario ejecuta en modo usuario, y </text:span><text:span text:style-name="T73">no puede entrar voluntariamente en modo monitor por sí mismo. </text:span><text:span text:style-name="T77">Sin embargo, </text:span><text:span text:style-name="T73">las </text:span><text:soft-page-break/><text:span text:style-name="T39">llamadas al sistema </text:span><text:span text:style-name="T73">fuerzan un ingreso al modo monitor, de forma que solamente se puede </text:span><text:span text:style-name="T75">ejecutar </text:span><text:span text:style-name="T73">una instrucción del procesador privilegiada si el proceso </text:span><text:span text:style-name="T77">de usuario </text:span><text:span text:style-name="T73">ha hecho </text:span><text:span text:style-name="T75">previamente </text:span><text:span text:style-name="T73">una llamada al sistema. </text:span><text:span text:style-name="T80">Durante la llamada al sistema, el proceso ejecuta código del sistema operativo en modo monitor, </text:span><text:span text:style-name="T84">posiblemente ejecutando E/S u otras operaciones críticas, </text:span><text:span text:style-name="T80">pero </text:span><text:span text:style-name="T41">no puede hacer otra cosa</text:span><text:span text:style-name="T80"> que ese código, que ya está escrito </text:span><text:span text:style-name="T85">en forma correcta y segura </text:span><text:span text:style-name="T80">en el sistema operativo. </text:span><text:span text:style-name="T83">Al terminar la llamada al sistema, el código del sistema operativo vuelve el bit de estado del procesador a m</text:span><text:span text:style-name="T84">o</text:span><text:span text:style-name="T83">do usuario y devuelve el control al código del proceso. </text:span><text:span text:style-name="T73">La lógica necesaria para brindar protección entre los procesos está en el código del sistema operativo que </text:span><text:span text:style-name="T74">se </text:span><text:span text:style-name="T73">ejecuta durante esta llamada al sistema. </text:span><text:span text:style-name="T75">De esta manera se garantiza que un proceso jamás hará un acceso a dispositivos de E/S, o a ningún otro recurso, sin conocimiento y supervisión del sistema operativo. </text:span><text:span text:style-name="T76">Sin esta característica del hardware, este control no sería posibl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roid Sans Mono" svg:font-family="'Droid Sans Mono'" style:font-family-generic="swiss"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a843a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text:span text:style-name="MT1">Sistemas Operativos</text:span>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6-02T14:34:07</dc:date>
    <meta:editing-duration>P3DT22H29M7S</meta:editing-duration>
    <meta:editing-cycles>296</meta:editing-cycles>
    <meta:generator>LibreOffice/4.0.3.3$Linux_x86 LibreOffice_project/0eaa50a932c8f2199a615e1eb30f7ac74279539</meta:generator>
    <meta:print-date>2013-03-06T16:31:17</meta:print-date>
    <meta:document-statistic meta:table-count="0" meta:image-count="0" meta:object-count="0" meta:page-count="7" meta:paragraph-count="56" meta:word-count="3494" meta:character-count="22938" meta:non-whitespace-character-count="19479"/>
  </office:meta>
</office:document-meta>
</file>